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utile</text:p>
      <text:p text:style-name="Standard">ARDUINO :</text:p>
      <text:p text:style-name="Standard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Standard"/>
      <text:p text:style-name="Standard"><text:a xlink:type="simple" xlink:href="https://openclassrooms.com/courses/programmez-vos-premiers-montages-avec-arduino" text:style-name="Internet_20_link" text:visited-style-name="Visited_20_Internet_20_Link">https://openclassrooms.com/courses/programmez-vos-premiers-montages-avec-arduino</text:a></text:p>
      <text:p text:style-name="Standard"><text:a xlink:type="simple" xlink:href="https://www.youtube.com/watch?v=eBhZHJdGzvA" text:style-name="Internet_20_link" text:visited-style-name="Visited_20_Internet_20_Link">https://www.youtube.com/watch?v=eBhZHJdGzvA</text:a></text:p>
      <text:p text:style-name="Standard"/>
      <text:p text:style-name="Standard"/>
      <text:p text:style-name="Standard">VIELLE TECHNO :</text:p>
      <text:p text:style-name="Standard"><text:a xlink:type="simple" xlink:href="https://www.camilleroux.com/2017/06/07/comment-je-fais-ma-veille-en-2017/" text:style-name="Internet_20_link" text:visited-style-name="Visited_20_Internet_20_Link">https://www.camilleroux.com/2017/06/07/comment-je-fais-ma-veille-en-2017/</text:a></text:p>
      <text:p text:style-name="Standard"><text:a xlink:type="simple" xlink:href="http://www.qualitystreet.fr/2007/09/10/gestion-des-risques-up-et-les-methodes-agiles-toujours-plus-forts/" text:style-name="Internet_20_link" text:visited-style-name="Visited_20_Internet_20_Link">http://www.qualitystreet.fr/2007/09/10/gestion-des-risques-up-et-les-methodes-agiles-toujours-plus-forts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9:18:32.95</meta:creation-date>
    <dc:date>2017-09-25T11:05:13.78</dc:date>
    <meta:editing-duration>PT1H11M29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421"/>
  </office:meta>
</office:document-meta>
</file>